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40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<text:a xlink:type="simple" xlink:href="PersonalizedWelcomeMessage_Solution.zip" office:name=""><text:span text:style-name="Definition">PersonalizedWelcomeMessage project</text:span></text:a>, extract and open it as usual.</text:p>
        </text:list-item>
        <text:list-item>
          <text:p text:style-name="P1">If you are using Visual Studio on Mac or Monodevelop, you may have to perform an additional step for this program to run as expected.</text:p>
          <text:list text:style-name="L2">
            <text:list-item>
              <text:p text:style-name="P2">For Visual Studio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</text:p>
            </text:list-item>
            <text:list-item>
              <text:p text:style-name="P2">For Monodevelop, follow the instructions at <text:a xlink:type="simple" xlink:href="https://stackoverflow.com/a/67185469/" office:name=""><text:span text:style-name="Definition">https://stackoverflow.com/a/67185469/</text:span></text:a> to similarly have your projeect “Run on external console”.</text:p>
            </text:list-item>
          </text:list>
          <text:p text:style-name="P1">You may have to perform this operation for every solution where the user is supposed to enter values.</text:p>
        </text:list-item>
        <text:list-item>
          <text:p text:style-name="P1">Compile and execute it.</text:p>
        </text:list-item>
        <text:list-item>
          <text:p text:style-name="P1">The user of your program (in this case, you!) will be prompted with the message:</text:p>
          <text:p text:style-name="P3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5:40:55Z</meta:creation-date>
    <dc:date>2021-05-25T05:40:55Z</dc:date>
    <meta:user-defined meta:name="date" meta:value-type="string">May  25, 2021 (05:40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